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" table:style-name="ta1">
        <table:shapes>
          <draw:frame draw:z-index="0" draw:style-name="gr1" draw:text-style-name="P1" svg:width="13.1516in" svg:height="8.052in" svg:x="1.578in" svg:y="2.3717in">
            <draw:object draw:notify-on-update-of-ranges="benchmark.A1:benchmark.A1 benchmark.A2:benchmark.A11 benchmark.B1:benchmark.B1 benchmark.B2:benchmark.B11 benchmark.A1:benchmark.A1 benchmark.A2:benchmark.A11 benchmark.C1:benchmark.C1 benchmark.C2:benchmark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<text:s/>CUNO</text:p>
          </table:table-cell>
          <table:table-cell office:value-type="string" calcext:value-type="string">
            <text:p><text:s/>JS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8" calcext:value-type="float">
            <text:p>6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78" calcext:value-type="float">
            <text:p>278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07" calcext:value-type="float">
            <text:p>1307</text:p>
          </table:table-cell>
          <table:table-cell office:value-type="float" office:value="148805" calcext:value-type="float">
            <text:p>1488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7T19:43:21.450447857</dc:date>
    <meta:editing-duration>PT11M7S</meta:editing-duration>
    <meta:editing-cycles>1</meta:editing-cycles>
    <meta:document-statistic meta:table-count="1" meta:cell-count="36" meta:object-count="1"/>
    <meta:generator>LibreOffice/7.4.1.2$Linux_X86_64 LibreOffice_project/40$Build-2</meta:generator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406cm" svg:height="20.453cm" xlink:href=".." xlink:type="simple" chart:class="chart:scatter" chart:style-name="ch1">
        <chart:legend chart:legend-position="end" svg:x="25.341cm" svg:y="12.941cm" style:legend-expansion="custom" svg:width="2.219cm" svg:height="1.096cm" style:legend-expansion-aspect-ratio="2.02463503649635" chart:style-name="ch2"/>
        <chart:plot-area chart:style-name="ch3" table:cell-range-address="benchmark.A1:benchmark.C11" chart:data-source-has-labels="row" svg:x="1.994cm" svg:y="2.519cm" svg:width="28.399cm" svg:height="15.227cm">
          <chart:coordinate-region svg:x="2.986cm" svg:y="2.718cm" svg:width="27.035cm" svg:height="14.381cm"/>
          <chart:axis chart:dimension="x" chart:name="primary-x" chart:style-name="ch4">
            <chart:title svg:x="14.945cm" svg:y="18.155cm" chart:style-name="ch5">
              <text:p>Matrix size N * N</text:p>
            </chart:title>
          </chart:axis>
          <chart:axis chart:dimension="y" chart:name="primary-y" chart:style-name="ch6">
            <chart:title svg:x="0.766cm" svg:y="10.904cm" chart:style-name="ch7">
              <text:p>Time (ms)</text:p>
            </chart:title>
            <chart:grid chart:style-name="ch8" chart:class="major"/>
          </chart:axis>
          <chart:series chart:style-name="ch9" chart:values-cell-range-address="benchmark.B2:benchmark.B11" chart:label-cell-address="benchmark.B1:benchmark.B1" chart:class="chart:scatter">
            <chart:domain table:cell-range-address="benchmark.A2:benchmark.A11"/>
            <chart:data-point chart:repeated="10"/>
          </chart:series>
          <chart:series chart:style-name="ch10" chart:values-cell-range-address="benchmark.C2:benchmark.C11" chart:label-cell-address="benchmark.C1:benchmark.C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CUNO</text:p>
                <draw:g>
                  <svg:desc>benchmark.B1:benchmark.B1</svg:desc>
                </draw:g>
              </table:table-cell>
              <table:table-cell office:value-type="string">
                <text:p> JS </text:p>
                <draw:g>
                  <svg:desc>benchmark.C1:benchmar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enchmark.A2:benchmark.A11</svg:desc>
                </draw:g>
              </table:table-cell>
              <table:table-cell office:value-type="float" office:value="1">
                <text:p>1</text:p>
                <draw:g>
                  <svg:desc>benchmark.B2:benchmark.B11</svg:desc>
                </draw:g>
              </table:table-cell>
              <table:table-cell office:value-type="float" office:value="0">
                <text:p>0</text:p>
                <draw:g>
                  <svg:desc>benchmark.C2:benchmark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68">
                <text:p>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278">
                <text:p>278</text:p>
              </table:table-cell>
              <table:table-cell office:value-type="float" office:value="5042">
                <text:p>50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